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c336"/>
    </style:style>
    <style:style style:name="P2" style:family="paragraph" style:parent-style-name="Heading_20_1">
      <style:paragraph-properties fo:margin-left="1.6528in" fo:margin-right="0in" fo:margin-top="0.1102in" fo:margin-bottom="0in" loext:contextual-spacing="false" fo:text-indent="0in" style:auto-text-indent="false"/>
    </style:style>
    <style:style style:name="P3" style:family="paragraph" style:parent-style-name="Heading_20_1">
      <style:paragraph-properties fo:margin-left="0.1528in" fo:margin-right="0.3228in" fo:margin-top="0.111in" fo:margin-bottom="0in" loext:contextual-spacing="false" fo:line-height="108%" fo:text-indent="0in" style:auto-text-indent="false"/>
    </style:style>
    <style:style style:name="P4" style:family="paragraph" style:parent-style-name="Heading_20_1">
      <style:paragraph-properties fo:margin-left="0.0917in" fo:margin-right="6.502in" fo:text-indent="0in" style:auto-text-indent="false"/>
      <style:text-properties officeooo:paragraph-rsid="0000c336"/>
    </style:style>
    <style:style style:name="P5" style:family="paragraph" style:parent-style-name="Heading_20_1">
      <style:paragraph-properties fo:margin-top="0.0008in" fo:margin-bottom="0in" loext:contextual-spacing="false"/>
      <style:text-properties officeooo:paragraph-rsid="0000c336"/>
    </style:style>
    <style:style style:name="P6" style:family="paragraph" style:parent-style-name="Heading_20_1" style:list-style-name="WWNum1">
      <style:paragraph-properties fo:margin-left="0.5917in" fo:margin-right="0in" fo:margin-top="0.0154in" fo:margin-bottom="0in" loext:contextual-spacing="false" fo:line-height="100%" fo:text-align="start" style:justify-single-word="false" fo:text-indent="-0.2508in" style:auto-text-indent="false">
        <style:tab-stops>
          <style:tab-stop style:position="0.5925in"/>
        </style:tab-stops>
      </style:paragraph-properties>
      <style:text-properties officeooo:paragraph-rsid="0000c336"/>
    </style:style>
    <style:style style:name="P7" style:family="paragraph" style:parent-style-name="Heading_20_1">
      <style:paragraph-properties fo:margin-left="0.5917in" fo:margin-right="0in" fo:margin-top="0.0134in" fo:margin-bottom="0in" loext:contextual-spacing="false" fo:text-indent="0in" style:auto-text-indent="false"/>
      <style:text-properties officeooo:paragraph-rsid="0000c336"/>
    </style:style>
    <style:style style:name="P8" style:family="paragraph" style:parent-style-name="List_20_Paragraph" style:list-style-name="WWNum1">
      <style:paragraph-properties fo:margin-left="0.9028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.902in"/>
          <style:tab-stop style:position="0.9028in"/>
        </style:tab-stops>
      </style:paragraph-properties>
    </style:style>
    <style:style style:name="P9" style:family="paragraph" style:parent-style-name="List_20_Paragraph" style:list-style-name="WWNum1">
      <style:paragraph-properties fo:margin-left="0.9028in" fo:margin-right="0in" fo:margin-top="0.0256in" fo:margin-bottom="0in" loext:contextual-spacing="false" fo:line-height="100%" fo:text-align="start" style:justify-single-word="false" fo:text-indent="-0.25in" style:auto-text-indent="false">
        <style:tab-stops>
          <style:tab-stop style:position="0.9028in"/>
        </style:tab-stops>
      </style:paragraph-properties>
    </style:style>
    <style:style style:name="P10" style:family="paragraph" style:parent-style-name="List_20_Paragraph" style:list-style-name="WWNum1">
      <style:paragraph-properties fo:margin-left="0.9028in" fo:margin-right="0in" fo:margin-top="0.0256in" fo:margin-bottom="0in" loext:contextual-spacing="false" fo:line-height="100%" fo:text-align="start" style:justify-single-word="false" fo:text-indent="-0.25in" style:auto-text-indent="false">
        <style:tab-stops>
          <style:tab-stop style:position="0.902in"/>
          <style:tab-stop style:position="0.9028in"/>
        </style:tab-stops>
      </style:paragraph-properties>
    </style:style>
    <style:style style:name="P11" style:family="paragraph" style:parent-style-name="List_20_Paragraph" style:list-style-name="WWNum1">
      <style:paragraph-properties fo:margin-left="0.9028in" fo:margin-right="0.1508in" fo:margin-top="0.0252in" fo:margin-bottom="0in" loext:contextual-spacing="false" fo:line-height="115%" fo:text-align="start" style:justify-single-word="false" fo:text-indent="-0.25in" style:auto-text-indent="false">
        <style:tab-stops>
          <style:tab-stop style:position="0.9028in"/>
        </style:tab-stops>
      </style:paragraph-properties>
    </style:style>
    <style:style style:name="P12" style:family="paragraph" style:parent-style-name="List_20_Paragraph" style:list-style-name="WWNum2">
      <style:paragraph-properties fo:margin-left="0.6528in" fo:margin-right="0in" fo:margin-top="0.1264in" fo:margin-bottom="0in" loext:contextual-spacing="false" fo:line-height="100%" fo:text-align="start" style:justify-single-word="false" fo:text-indent="-0.25in" style:auto-text-indent="false">
        <style:tab-stops>
          <style:tab-stop style:position="0.652in"/>
          <style:tab-stop style:position="0.6528in"/>
        </style:tab-stops>
      </style:paragraph-properties>
    </style:style>
    <style:style style:name="P13" style:family="paragraph" style:parent-style-name="List_20_Paragraph" style:list-style-name="WWNum2">
      <style:paragraph-properties fo:margin-left="0.6528in" fo:margin-right="0in" fo:margin-top="0.028in" fo:margin-bottom="0in" loext:contextual-spacing="false" fo:line-height="100%" fo:text-align="start" style:justify-single-word="false" fo:text-indent="-0.25in" style:auto-text-indent="false">
        <style:tab-stops>
          <style:tab-stop style:position="0.6528in"/>
        </style:tab-stops>
      </style:paragraph-properties>
    </style:style>
    <style:style style:name="P14" style:family="paragraph" style:parent-style-name="List_20_Paragraph" style:list-style-name="WWNum2">
      <style:paragraph-properties fo:margin-left="0.6528in" fo:margin-right="0.2484in" fo:margin-top="0.0283in" fo:margin-bottom="0in" loext:contextual-spacing="false" fo:line-height="113%" fo:text-align="start" style:justify-single-word="false" fo:text-indent="-0.25in" style:auto-text-indent="false">
        <style:tab-stops>
          <style:tab-stop style:position="0.6528in"/>
        </style:tab-stops>
      </style:paragraph-properties>
    </style:style>
    <style:style style:name="P15" style:family="paragraph" style:parent-style-name="List_20_Paragraph" style:list-style-name="WWNum1">
      <style:paragraph-properties fo:margin-left="0.5917in" fo:margin-right="0in" fo:margin-top="0.1252in" fo:margin-bottom="0in" loext:contextual-spacing="false" fo:line-height="100%" fo:text-align="start" style:justify-single-word="false" fo:text-indent="-0.2508in" style:auto-text-indent="false">
        <style:tab-stops>
          <style:tab-stop style:position="0.5925in"/>
        </style:tab-stops>
      </style:paragraph-properties>
      <style:text-properties officeooo:paragraph-rsid="0000c336"/>
    </style:style>
    <style:style style:name="P16" style:family="paragraph" style:parent-style-name="List_20_Paragraph" style:list-style-name="WWNum1">
      <style:paragraph-properties fo:margin-left="0.5917in" fo:margin-right="0in" fo:margin-top="0.0154in" fo:margin-bottom="0in" loext:contextual-spacing="false" fo:line-height="100%" fo:text-align="start" style:justify-single-word="false" fo:text-indent="-0.2508in" style:auto-text-indent="false">
        <style:tab-stops>
          <style:tab-stop style:position="0.5925in"/>
        </style:tab-stops>
      </style:paragraph-properties>
      <style:text-properties officeooo:paragraph-rsid="0000c336"/>
    </style:style>
    <style:style style:name="P17" style:family="paragraph" style:parent-style-name="Standard">
      <style:paragraph-properties fo:margin-left="0.1528in" fo:margin-right="0.4543in" fo:margin-top="0.0634in" fo:margin-bottom="0in" loext:contextual-spacing="false" fo:line-height="108%" fo:text-align="start" style:justify-single-word="false" fo:text-indent="0in" style:auto-text-indent="false"/>
    </style:style>
    <style:style style:name="P18" style:family="paragraph" style:parent-style-name="Standard">
      <style:paragraph-properties fo:margin-left="0.1528in" fo:margin-right="0in" fo:margin-top="0in" fo:margin-bottom="0in" loext:contextual-spacing="false" fo:text-align="start" style:justify-single-word="false" fo:text-indent="0in" style:auto-text-indent="false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11.5pt" style:font-size-asian="11.5pt"/>
    </style:style>
    <style:style style:name="P20" style:family="paragraph" style:parent-style-name="Standard">
      <style:paragraph-properties fo:margin-top="0.0028in" fo:margin-bottom="0.0008in" loext:contextual-spacing="false" fo:line-height="100%"/>
      <style:text-properties fo:font-size="7pt" fo:font-weight="bold" style:font-size-asian="7pt" style:font-weight-asian="bold"/>
    </style:style>
    <style:style style:name="P21" style:family="paragraph" style:parent-style-name="Standard">
      <style:paragraph-properties fo:margin-top="0.002in" fo:margin-bottom="0in" loext:contextual-spacing="false" fo:line-height="100%"/>
      <style:text-properties fo:font-size="11.5pt" fo:font-weight="bold" style:font-size-asian="11.5pt" style:font-weight-asian="bold"/>
    </style:style>
    <style:style style:name="P22" style:family="paragraph" style:parent-style-name="Standard">
      <style:paragraph-properties fo:margin-left="0.6528in" fo:margin-right="0.0752in" fo:margin-top="0in" fo:margin-bottom="0in" loext:contextual-spacing="false" fo:line-height="115%" fo:text-align="start" style:justify-single-word="false" fo:text-indent="0in" style:auto-text-indent="false"/>
    </style:style>
    <style:style style:name="P23" style:family="paragraph" style:parent-style-name="Standard">
      <style:paragraph-properties fo:margin-left="0.1528in" fo:margin-right="0.0819in" fo:margin-top="0.0661in" fo:margin-bottom="0in" loext:contextual-spacing="false" fo:line-height="105%" fo:text-align="start" style:justify-single-word="false" fo:text-indent="0in" style:auto-text-indent="false"/>
    </style:style>
    <style:style style:name="P24" style:family="paragraph" style:parent-style-name="Standard">
      <style:paragraph-properties fo:margin-left="0.1528in" fo:margin-right="0.1091in" fo:margin-top="0in" fo:margin-bottom="0in" loext:contextual-spacing="false" fo:line-height="105%" fo:text-align="start" style:justify-single-word="false" fo:text-indent="0in" style:auto-text-indent="false"/>
    </style:style>
    <style:style style:name="P25" style:family="paragraph" style:parent-style-name="Standard">
      <style:paragraph-properties fo:margin-top="0.0047in" fo:margin-bottom="0in" loext:contextual-spacing="false" fo:line-height="100%"/>
      <style:text-properties fo:font-size="14pt" style:font-size-asian="14pt"/>
    </style:style>
    <style:style style:name="P26" style:family="paragraph" style:parent-style-name="Standard">
      <style:paragraph-properties fo:margin-left="0.0917in" fo:margin-right="0in" fo:margin-top="0in" fo:margin-bottom="0in" loext:contextual-spacing="false" fo:line-height="0.1854in" fo:text-align="start" style:justify-single-word="false" fo:text-indent="0in" style:auto-text-indent="false"/>
      <style:text-properties officeooo:paragraph-rsid="0000c336"/>
    </style:style>
    <style:style style:name="P27" style:family="paragraph" style:parent-style-name="Table_20_Paragraph">
      <style:paragraph-properties fo:line-height="100%"/>
    </style:style>
    <style:style style:name="P28" style:family="paragraph" style:parent-style-name="Table_20_Paragraph">
      <style:paragraph-properties fo:margin-top="0in" fo:margin-bottom="0in" loext:contextual-spacing="false"/>
    </style:style>
    <style:style style:name="P29" style:family="paragraph" style:parent-style-name="Text_20_body">
      <style:text-properties fo:font-size="12pt" fo:font-weight="bold" style:font-size-asian="12pt" style:font-weight-asian="bold"/>
    </style:style>
    <style:style style:name="P30" style:family="paragraph" style:parent-style-name="Text_20_body">
      <style:text-properties fo:font-size="10pt" style:font-size-asian="10pt"/>
    </style:style>
    <style:style style:name="P31" style:family="paragraph" style:parent-style-name="Text_20_body">
      <style:text-properties fo:font-size="10pt" fo:font-weight="bold" officeooo:paragraph-rsid="0000c336" style:font-size-asian="10pt" style:font-weight-asian="bold"/>
    </style:style>
    <style:style style:name="P32" style:family="paragraph" style:parent-style-name="Text_20_body">
      <style:paragraph-properties fo:margin-left="0.1528in" fo:margin-right="0.1709in" fo:margin-top="0.139in" fo:margin-bottom="0in" loext:contextual-spacing="false" fo:line-height="108%" fo:text-align="justify" style:justify-single-word="false" fo:text-indent="0in" style:auto-text-indent="false"/>
    </style:style>
    <style:style style:name="P33" style:family="paragraph" style:parent-style-name="Text_20_body">
      <style:paragraph-properties fo:margin-left="0.1528in" fo:margin-right="0in" fo:text-indent="0in" style:auto-text-indent="false"/>
    </style:style>
    <style:style style:name="P34" style:family="paragraph" style:parent-style-name="Text_20_body">
      <style:paragraph-properties fo:margin-top="0.0016in" fo:margin-bottom="0in" loext:contextual-spacing="false"/>
      <style:text-properties fo:font-size="6.5pt" fo:font-weight="bold" style:font-size-asian="6.5pt" style:font-weight-asian="bold"/>
    </style:style>
    <style:style style:name="P35" style:family="paragraph" style:parent-style-name="Text_20_body">
      <style:paragraph-properties fo:margin-top="0.0016in" fo:margin-bottom="0in" loext:contextual-spacing="false"/>
      <style:text-properties fo:font-size="14pt" style:font-size-asian="14pt"/>
    </style:style>
    <style:style style:name="P36" style:family="paragraph" style:parent-style-name="Text_20_body">
      <style:paragraph-properties fo:margin-top="0.0075in" fo:margin-bottom="0in" loext:contextual-spacing="false"/>
      <style:text-properties fo:font-size="9pt" fo:font-weight="bold" style:font-size-asian="9pt" style:font-weight-asian="bold"/>
    </style:style>
    <style:style style:name="P37" style:family="paragraph" style:parent-style-name="Text_20_body" style:master-page-name="Converted1">
      <style:paragraph-properties fo:margin-left="0.1528in" fo:margin-right="0.1327in" fo:margin-top="0.0555in" fo:margin-bottom="0in" loext:contextual-spacing="false" fo:line-height="108%" fo:text-indent="0in" style:auto-text-indent="false" style:page-number="auto"/>
    </style:style>
    <style:style style:name="P38" style:family="paragraph" style:parent-style-name="Text_20_body">
      <style:paragraph-properties fo:margin-top="0.0071in" fo:margin-bottom="0in" loext:contextual-spacing="false"/>
      <style:text-properties fo:font-size="14pt" style:font-size-asian="14pt"/>
    </style:style>
    <style:style style:name="P39" style:family="paragraph" style:parent-style-name="Text_20_body">
      <style:paragraph-properties fo:margin-top="0.0071in" fo:margin-bottom="0in" loext:contextual-spacing="false"/>
      <style:text-properties fo:font-size="12.5pt" style:font-size-asian="12.5pt"/>
    </style:style>
    <style:style style:name="P40" style:family="paragraph" style:parent-style-name="Text_20_body">
      <style:paragraph-properties fo:margin-top="0.0055in" fo:margin-bottom="0in" loext:contextual-spacing="false"/>
      <style:text-properties fo:font-size="6pt" style:font-size-asian="6pt"/>
    </style:style>
    <style:style style:name="P41" style:family="paragraph" style:parent-style-name="Text_20_body">
      <style:paragraph-properties fo:margin-top="0.0028in" fo:margin-bottom="0in" loext:contextual-spacing="false"/>
      <style:text-properties fo:font-size="14pt" style:font-size-asian="14pt"/>
    </style:style>
    <style:style style:name="P42" style:family="paragraph" style:parent-style-name="Text_20_body">
      <style:paragraph-properties fo:margin-left="0.6528in" fo:margin-right="5.3972in" fo:margin-top="0.002in" fo:margin-bottom="0in" loext:contextual-spacing="false" fo:line-height="115%" fo:text-indent="0in" style:auto-text-indent="false"/>
    </style:style>
    <style:style style:name="P43" style:family="paragraph" style:parent-style-name="Text_20_body">
      <style:paragraph-properties fo:margin-left="0.6528in" fo:margin-right="0in" fo:text-indent="0in" style:auto-text-indent="false"/>
    </style:style>
    <style:style style:name="P44" style:family="paragraph" style:parent-style-name="Text_20_body">
      <style:paragraph-properties fo:margin-left="0.6528in" fo:margin-right="0in" fo:margin-top="0.0283in" fo:margin-bottom="0in" loext:contextual-spacing="false" fo:text-indent="0in" style:auto-text-indent="false"/>
    </style:style>
    <style:style style:name="P45" style:family="paragraph" style:parent-style-name="Text_20_body">
      <style:paragraph-properties fo:margin-left="0.6528in" fo:margin-right="0.0874in" fo:margin-top="0.028in" fo:margin-bottom="0in" loext:contextual-spacing="false" fo:line-height="115%" fo:text-indent="0in" style:auto-text-indent="false"/>
    </style:style>
    <style:style style:name="P46" style:family="paragraph" style:parent-style-name="Text_20_body">
      <style:paragraph-properties fo:margin-left="1.4811in" fo:margin-right="0in" fo:text-indent="0in" style:auto-text-indent="false"/>
    </style:style>
    <style:style style:name="P47" style:family="paragraph" style:parent-style-name="Text_20_body">
      <style:paragraph-properties fo:margin-left="0.6528in" fo:margin-right="0.0752in" fo:line-height="115%" fo:text-indent="0.8283in" style:auto-text-indent="false"/>
    </style:style>
    <style:style style:name="P48" style:family="paragraph" style:parent-style-name="Text_20_body">
      <style:paragraph-properties fo:margin-left="0.1528in" fo:margin-right="0.3228in" fo:margin-top="0.111in" fo:margin-bottom="0in" loext:contextual-spacing="false" fo:line-height="108%" fo:text-indent="0in" style:auto-text-indent="false"/>
      <style:text-properties fo:font-size="10pt" fo:font-weight="bold" officeooo:paragraph-rsid="0000c336" style:font-size-asian="10pt" style:font-weight-asian="bold"/>
    </style:style>
    <style:style style:name="P49" style:family="paragraph" style:parent-style-name="Text_20_body">
      <style:paragraph-properties fo:margin-left="0.0917in" fo:margin-right="0.2264in" fo:margin-top="0.039in" fo:margin-bottom="0in" loext:contextual-spacing="false" fo:line-height="115%" fo:text-indent="0in" style:auto-text-indent="false"/>
      <style:text-properties officeooo:paragraph-rsid="0000c336"/>
    </style:style>
    <style:style style:name="P50" style:family="paragraph" style:parent-style-name="Text_20_body">
      <style:paragraph-properties fo:margin-left="0.0917in" fo:margin-right="0.2264in" fo:line-height="115%" fo:text-indent="0in" style:auto-text-indent="false"/>
      <style:text-properties officeooo:paragraph-rsid="0000c336"/>
    </style:style>
    <style:style style:name="P51" style:family="paragraph" style:parent-style-name="Text_20_body">
      <style:paragraph-properties fo:margin-top="0.0043in" fo:margin-bottom="0in" loext:contextual-spacing="false"/>
      <style:text-properties fo:font-size="8pt" officeooo:paragraph-rsid="0000c336" style:font-size-asian="8pt"/>
    </style:style>
    <style:style style:name="P52" style:family="paragraph" style:parent-style-name="Title" style:master-page-name="Standard">
      <style:paragraph-properties style:page-number="auto"/>
    </style:style>
    <style:style style:name="P53" style:family="paragraph">
      <style:paragraph-properties fo:text-align="start"/>
    </style:style>
    <style:style style:name="P54" style:family="paragraph">
      <loext:graphic-properties draw:fill="none" draw:fill-color="#ffffff"/>
      <style:paragraph-properties fo:text-align="start"/>
    </style:style>
    <style:style style:name="T1" style:family="text">
      <style:text-properties fo:color="#ff0000"/>
    </style:style>
    <style:style style:name="T2" style:family="text">
      <style:text-properties fo:letter-spacing="-0.0366in"/>
    </style:style>
    <style:style style:name="T3" style:family="text">
      <style:text-properties fo:letter-spacing="-0.0362in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font-size="10pt" fo:letter-spacing="0.0008in" style:font-size-asian="10pt"/>
    </style:style>
    <style:style style:name="T7" style:family="text">
      <style:text-properties fo:font-size="10pt" fo:letter-spacing="-0.0307in" style:font-size-asian="10pt"/>
    </style:style>
    <style:style style:name="T8" style:family="text">
      <style:text-properties style:font-name="Times New Roman" fo:font-size="11pt" fo:font-weight="bold" style:font-size-asian="11pt" style:font-weight-asian="bold"/>
    </style:style>
    <style:style style:name="T9" style:family="text">
      <style:text-properties style:font-name="Times New Roman" fo:font-size="11pt" fo:letter-spacing="-0.0366in" fo:font-weight="bold" style:font-size-asian="11pt" style:font-weight-asian="bold"/>
    </style:style>
    <style:style style:name="T10" style:family="text">
      <style:text-properties style:font-name="Times New Roman" fo:font-size="10pt" fo:font-weight="bold" style:font-size-asian="10pt" style:font-weight-asian="bold"/>
    </style:style>
    <style:style style:name="T11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style:font-name="Times New Roman" fo:font-size="10pt" fo:letter-spacing="-0.0335in" fo:font-weight="bold" style:font-size-asian="10pt" style:font-weight-asian="bold"/>
    </style:style>
    <style:style style:name="T13" style:family="text">
      <style:text-properties style:font-name="Times New Roman" fo:font-size="10pt" fo:letter-spacing="0.0008in" fo:font-weight="bold" style:font-size-asian="10pt" style:font-weight-asian="bold"/>
    </style:style>
    <style:style style:name="T14" style:family="text">
      <style:text-properties style:font-name="Times New Roman" fo:font-size="10pt" style:font-size-asian="10pt"/>
    </style:style>
    <style:style style:name="T15" style:family="text">
      <style:text-properties fo:font-size="11pt" style:font-size-asian="11pt"/>
    </style:style>
    <style:style style:name="T16" style:family="text">
      <style:text-properties fo:font-size="11pt" fo:font-weight="bold" style:font-size-asian="11pt" style:font-weight-asian="bold"/>
    </style:style>
    <style:style style:name="T17" style:family="text">
      <style:text-properties fo:font-size="11pt" fo:letter-spacing="0.0008in" fo:font-weight="bold" style:font-size-asian="11pt" style:font-weight-asian="bold"/>
    </style:style>
    <style:style style:name="T18" style:family="text">
      <style:text-properties fo:font-size="11pt" fo:letter-spacing="-0.002in" fo:font-weight="bold" style:font-size-asian="11pt" style:font-weight-asian="bold"/>
    </style:style>
    <style:style style:name="T19" style:family="text">
      <style:text-properties fo:font-size="11pt" fo:letter-spacing="-0.0008in" fo:font-weight="bold" style:font-size-asian="11pt" style:font-weight-asian="bold"/>
    </style:style>
    <style:style style:name="T20" style:family="text">
      <style:text-properties fo:font-size="11pt" fo:letter-spacing="-0.0016in" fo:font-weight="bold" style:font-size-asian="11pt" style:font-weight-asian="bold"/>
    </style:style>
    <style:style style:name="T21" style:family="text">
      <style:text-properties fo:font-size="11pt" fo:letter-spacing="-0.0035in" fo:font-weight="bold" style:font-size-asian="11pt" style:font-weight-asian="bold"/>
    </style:style>
    <style:style style:name="T22" style:family="text">
      <style:text-properties fo:font-size="11pt" fo:letter-spacing="-0.0028in" fo:font-weight="bold" style:font-size-asian="11pt" style:font-weight-asian="bold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officeooo:rsid="0000c336" style:font-weight-asian="bold"/>
    </style:style>
    <style:style style:name="T25" style:family="text">
      <style:text-properties fo:letter-spacing="0.0008in"/>
    </style:style>
    <style:style style:name="T26" style:family="text">
      <style:text-properties style:text-position="5% 100%" style:font-name="Calibri"/>
    </style:style>
    <style:style style:name="T27" style:family="text">
      <style:text-properties style:text-position="5% 100%" fo:font-size="11pt" style:font-size-asian="11pt"/>
    </style:style>
    <style:style style:name="T28" style:family="text">
      <style:text-properties style:text-position="5% 100%" fo:font-size="11pt" fo:letter-spacing="-0.0335in" style:font-size-asian="11pt"/>
    </style:style>
    <style:style style:name="T29" style:family="text">
      <style:text-properties style:font-name="Calibri"/>
    </style:style>
    <style:style style:name="T30" style:family="text">
      <style:text-properties style:font-name="Calibri" fo:letter-spacing="-0.0335in"/>
    </style:style>
    <style:style style:name="T31" style:family="text">
      <style:text-properties style:font-name="Calibri" fo:letter-spacing="0.0008in"/>
    </style:style>
    <style:style style:name="T32" style:family="text">
      <style:text-properties fo:letter-spacing="-0.0327in"/>
    </style:style>
    <style:style style:name="T33" style:family="text">
      <style:text-properties fo:letter-spacing="-0.0016in"/>
    </style:style>
    <style:style style:name="T34" style:family="text">
      <style:text-properties fo:letter-spacing="-0.0008in"/>
    </style:style>
    <style:style style:name="T35" style:family="text">
      <style:text-properties fo:letter-spacing="-0.0028in"/>
    </style:style>
    <style:style style:name="T36" style:family="text">
      <style:text-properties fo:letter-spacing="-0.002in"/>
    </style:style>
    <style:style style:name="T37" style:family="text">
      <style:text-properties fo:letter-spacing="-0.0035in"/>
    </style:style>
    <style:style style:name="T38" style:family="text">
      <style:text-properties fo:letter-spacing="0.002in"/>
    </style:style>
    <style:style style:name="T39" style:family="text">
      <style:text-properties fo:letter-spacing="0.0016in"/>
    </style:style>
    <style:style style:name="T40" style:family="text">
      <style:text-properties officeooo:rsid="0000c336"/>
    </style:style>
    <style:style style:name="T41" style:family="text">
      <style:text-properties style:font-name="Times New Roman" fo:font-size="11pt" fo:font-weight="bold" style:font-name-asian="F" style:font-name-complex="F"/>
    </style:style>
    <style:style style:name="T42" style:family="text">
      <style:text-properties style:font-name="Times New Roman" fo:font-size="11pt" style:font-name-asian="F" style:font-name-complex="F"/>
    </style:style>
    <style:style style:name="T43" style:family="text">
      <style:text-properties style:font-name="Times New Roman" fo:font-size="11pt" fo:letter-spacing="-0.0205in" style:font-name-asian="F" style:font-name-complex="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miter" svg:stroke-linecap="butt" draw:fill="none" draw:fill-color="#ffffff" draw:textarea-vertical-align="top" draw:auto-grow-height="false" fo:min-height="1.061in" fo:padding-top="0in" fo:padding-bottom="0in" fo:padding-left="0in" fo:padding-right="0in" style:run-through="back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2"><text:span text:style-name="T1">Practice questions</text:span></text:p>
        <text:p text:style-name="P32">You have to solve the following problem regarding log analysis using Map-Reduce Framework. There is<text:span text:style-name="T2"> </text:span>a set of error records in log files that contain fields User-id(Uid) and a list of error numbers. Your task is<text:span text:style-name="T3"> </text:span>to output Top 2 (most frequently occurred) errors encountered by each user.</text:p>
        <text:h text:style-name="P2" text:outline-level="2">Example</text:h>
        <text:p text:style-name="P33"><draw:g text:anchor-type="as-char" draw:z-index="0" draw:style-name="gr1"><draw:frame draw:style-name="gr2" draw:text-style-name="P54" svg:width="3.026in" svg:height="1.0614in" svg:x="3.4673in" svg:y="0in"><draw:text-box><text:p text:style-name="P53"><text:span text:style-name="T41">Output:</text:span></text:p><text:p text:style-name="P53"><text:span text:style-name="T41">Uid =1 , errors{a,e}</text:span></text:p><text:p text:style-name="P53"/><text:p text:style-name="P53"><text:span text:style-name="T41">Uid=2, error {a,d}</text:span></text:p><text:p text:style-name="P53"><text:span text:style-name="T41">Uid=3, errors{ </text:span><text:span text:style-name="T42">a,b,c}// as b and c have same</text:span><text:span text:style-name="T43"> </text:span><text:span text:style-name="T42">count</text:span></text:p></draw:text-box></draw:frame><draw:frame draw:style-name="gr2" draw:text-style-name="P54" svg:width="3.4677in" svg:height="1.0614in" svg:x="0in" svg:y="0in"><draw:text-box><text:p text:style-name="P53"><text:span text:style-name="T41">Input:</text:span></text:p><text:p text:style-name="P53"><text:span text:style-name="T42">log 1: Uid=1, Errors ={a, b, a, j, e, c, e, k ,j }</text:span><text:span text:style-name="T43"> </text:span><text:span text:style-name="T42">log 2: Uid=2, Errors ={a, d, }</text:span></text:p><text:p text:style-name="P53"><text:span text:style-name="T42">log 3: Uid=1, Errors ={a, b, e, }</text:span></text:p><text:p text:style-name="P53"><text:span text:style-name="T42">log 4: Uid=3, Errors ={a, a,a,a,a, c, b}</text:span></text:p></draw:text-box></draw:frame></draw:g></text:p>
        <text:p text:style-name="P34"/>
        <text:p text:style-name="P17"><text:span text:style-name="T8">Question 1: Give an efficient MapReduce algorithm that solves the above job without creating</text:span><text:span text:style-name="T9"> </text:span><text:span text:style-name="T8">much network traffic.</text:span></text:p>
        <text:h text:style-name="P3" text:outline-level="2">Question 2: Give an efficient SPARK algorithm that solves the above job without creating much<text:span text:style-name="T2"> </text:span>network traffic.</text:h>
        <text:p text:style-name="P49"><text:span text:style-name="T23">Question</text:span><text:span text:style-name="T24">3</text:span>: We have received a huge file of Whatsapp messages sent on the EID day. We wish to find the number<text:span text:style-name="T32"> </text:span>of people who sent an Eid greeting message to a friend on WhatsApp but didn’t receive a reply from that friend<text:span text:style-name="T25"> </text:span>on<text:span text:style-name="T33"> </text:span>WhatsApp.<text:span text:style-name="T34"> </text:span>The input file<text:span text:style-name="T25"> </text:span>is<text:span text:style-name="T34"> </text:span>an<text:span text:style-name="T34"> </text:span>adjacency list representation<text:span text:style-name="T34"> </text:span>of<text:span text:style-name="T35"> </text:span>the<text:span text:style-name="T25"> </text:span>graph.</text:p>
        <text:p text:style-name="P51"/>
        <text:h text:style-name="P4" text:outline-level="2">A -&gt; B, C, D<text:span text:style-name="T32"> </text:span>B-&gt;<text:span text:style-name="T33"> </text:span>A,<text:span text:style-name="T25"> </text:span>D</text:h>
        <text:p text:style-name="P26"><text:span text:style-name="T16">C-&gt;</text:span><text:span text:style-name="T17"> </text:span><text:span text:style-name="T16">A</text:span></text:p>
        <text:h text:style-name="P5" text:outline-level="2">D-&gt;<text:span text:style-name="T25"> </text:span>B,<text:span text:style-name="T25"> </text:span>C</text:h>
        <text:p text:style-name="P50">Where A, B, C, and D are the WhatsApp users. The input line <text:span text:style-name="T23">A-&gt; B, C, D </text:span>indicates that the user A sent an Eid<text:span text:style-name="T25"> </text:span>greeting<text:span text:style-name="T35"> </text:span>message to<text:span text:style-name="T25"> </text:span>users<text:span text:style-name="T36"> </text:span>B, C,<text:span text:style-name="T34"> </text:span>and<text:span text:style-name="T36"> </text:span>D.<text:span text:style-name="T33"> </text:span>In<text:span text:style-name="T34"> </text:span>the<text:span text:style-name="T36"> </text:span>above<text:span text:style-name="T25"> </text:span>data,<text:span text:style-name="T34"> </text:span>the<text:span text:style-name="T33"> </text:span>number<text:span text:style-name="T36"> </text:span>of<text:span text:style-name="T36"> </text:span>users<text:span text:style-name="T36"> </text:span>who<text:span text:style-name="T25"> </text:span>sent<text:span text:style-name="T36"> </text:span>an Eid<text:span text:style-name="T33"> </text:span>greeting<text:span text:style-name="T36"> </text:span>message<text:span text:style-name="T32"> </text:span>to a<text:span text:style-name="T33"> </text:span>friend<text:span text:style-name="T37"> </text:span>on<text:span text:style-name="T34"> </text:span>WhatsApp<text:span text:style-name="T34"> </text:span>but<text:span text:style-name="T34"> </text:span>didn’t<text:span text:style-name="T25"> </text:span>receive<text:span text:style-name="T25"> </text:span>a<text:span text:style-name="T34"> </text:span>reply<text:span text:style-name="T38"> </text:span>from<text:span text:style-name="T25"> </text:span>that<text:span text:style-name="T34"> </text:span>friend<text:span text:style-name="T36"> </text:span>on<text:span text:style-name="T33"> </text:span>WhatsApp<text:span text:style-name="T34"> </text:span>equals to<text:span text:style-name="T33"> </text:span>2.</text:p>
        <text:p text:style-name="P51"/>
        <text:h text:style-name="P1" text:outline-level="2">Q<text:span text:style-name="T40">4</text:span>. Write<text:span text:style-name="T35"> </text:span>a<text:span text:style-name="T34"> </text:span>spark<text:span text:style-name="T35"> </text:span>code<text:span text:style-name="T34"> </text:span>to<text:span text:style-name="T33"> </text:span>input<text:span text:style-name="T34"> </text:span>the<text:span text:style-name="T33"> </text:span>above<text:span text:style-name="T33"> </text:span>file<text:span text:style-name="T33"> </text:span>and<text:span text:style-name="T34"> </text:span>output<text:span text:style-name="T34"> </text:span>the<text:span text:style-name="T39"> </text:span>following</text:h>
        <text:list xml:id="list2293242533" text:style-name="WWNum1">
          <text:list-item>
            <text:p text:style-name="P15"><text:span text:style-name="T16">The</text:span><text:span text:style-name="T18"> </text:span><text:span text:style-name="T16">number</text:span><text:span text:style-name="T19"> </text:span><text:span text:style-name="T16">of</text:span><text:span text:style-name="T20"> </text:span><text:span text:style-name="T16">users</text:span><text:span text:style-name="T18"> </text:span><text:span text:style-name="T16">who</text:span><text:span text:style-name="T21"> </text:span><text:span text:style-name="T16">sent</text:span><text:span text:style-name="T19"> </text:span><text:span text:style-name="T16">an</text:span><text:span text:style-name="T20"> </text:span><text:span text:style-name="T16">Eid</text:span><text:span text:style-name="T22"> </text:span><text:span text:style-name="T16">Greeting</text:span><text:span text:style-name="T22"> </text:span><text:span text:style-name="T16">message.</text:span></text:p>
          </text:list-item>
          <text:list-item>
            <text:h text:style-name="P6" text:outline-level="2">The<text:span text:style-name="T35"> </text:span>total<text:span text:style-name="T33"> </text:span>number<text:span text:style-name="T35"> </text:span>of<text:span text:style-name="T36"> </text:span>Eid<text:span text:style-name="T37"> </text:span>Greeting<text:span text:style-name="T33"> </text:span>messages<text:span text:style-name="T33"> </text:span>exchanged.</text:h>
          </text:list-item>
          <text:list-item>
            <text:p text:style-name="P16"><text:span text:style-name="T16">The</text:span><text:span text:style-name="T18"> </text:span><text:span text:style-name="T16">number</text:span><text:span text:style-name="T19"> </text:span><text:span text:style-name="T16">of</text:span><text:span text:style-name="T20"> </text:span><text:span text:style-name="T16">users</text:span><text:span text:style-name="T18"> </text:span><text:span text:style-name="T16">who</text:span><text:span text:style-name="T22"> </text:span><text:span text:style-name="T16">sent</text:span><text:span text:style-name="T19"> </text:span><text:span text:style-name="T16">an</text:span><text:span text:style-name="T20"> </text:span><text:span text:style-name="T16">Eid</text:span><text:span text:style-name="T22"> </text:span><text:span text:style-name="T16">greeting</text:span><text:span text:style-name="T18"> </text:span><text:span text:style-name="T16">message</text:span><text:span text:style-name="T20"> </text:span><text:span text:style-name="T16">to</text:span><text:span text:style-name="T20"> </text:span><text:span text:style-name="T16">a</text:span><text:span text:style-name="T19"> </text:span><text:span text:style-name="T16">friend</text:span><text:span text:style-name="T20"> </text:span><text:span text:style-name="T16">on</text:span><text:span text:style-name="T18"> </text:span><text:span text:style-name="T16">WhatsApp</text:span><text:span text:style-name="T20"> </text:span><text:span text:style-name="T16">but</text:span><text:span text:style-name="T19"> </text:span><text:span text:style-name="T16">didn’t</text:span><text:span text:style-name="T19"> </text:span><text:span text:style-name="T16">receive</text:span><text:span text:style-name="T20"> </text:span><text:span text:style-name="T16">a</text:span></text:p>
          </text:list-item>
        </text:list>
        <text:h text:style-name="P7" text:outline-level="2">reply<text:span text:style-name="T33"> </text:span>from<text:span text:style-name="T34"> </text:span>that<text:span text:style-name="T33"> </text:span>friend<text:span text:style-name="T33"> </text:span>on<text:span text:style-name="T35"> </text:span>WhatsApp</text:h>
        <text:p text:style-name="P31"/>
        <text:p text:style-name="P48"/>
        <text:p text:style-name="P29"/>
        <text:p text:style-name="Text_20_body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528in" fo:margin-right="0in" fo:margin-top="0.0634in" fo:margin-bottom="0in" loext:contextual-spacing="false" fo:text-indent="0in" style:auto-text-indent="false"/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2.0299in" fo:margin-right="1.9602in" fo:margin-top="0.0417in" fo:margin-bottom="0in" loext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22pt" fo:language="en" fo:country="US" fo:font-weight="bold" style:font-name-asian="Arial1" style:font-family-asian="Arial" style:font-family-generic-asian="system" style:font-pitch-asian="variable" style:font-size-asian="22pt" style:language-asian="en" style:country-asian="US" style:font-weight-asian="bold" style:font-name-complex="Arial1" style:font-family-complex="Arial" style:font-family-generic-complex="system" style:font-pitch-complex="variable" style:font-size-complex="2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528in" fo:margin-right="0in" fo:margin-top="0.0256in" fo:margin-bottom="0in" loext:contextual-spacing="false" fo:text-indent="-0.25in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078in" fo:margin-right="0in" fo:margin-top="0.0008in" fo:margin-bottom="0in" loext:contextual-spacing="false" fo:line-height="0.1681in" fo:text-indent="0in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25in" fo:margin-left="0.6528in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25in" fo:margin-left="1.261in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5in" fo:margin-left="1.8693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2.478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5in" fo:margin-left="3.0862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5in" fo:margin-left="3.6945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4.3028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5in" fo:margin-left="4.911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5in" fo:margin-left="5.5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25in" fo:margin-left="0.9028in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25in" fo:margin-left="1.4862in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in" fo:margin-left="2.069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2.6528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in" fo:margin-left="3.2362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in" fo:margin-left="3.8193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4.402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in" fo:margin-left="4.986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in" fo:margin-left="5.56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0.8472in" fo:margin-right="0.9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445in" fo:margin-bottom="0.1945in" fo:margin-left="0.8472in" fo:margin-right="0.9165in" style:writing-mode="lr-tb" style:layout-grid-color="#c0c0c0" style:layout-grid-lines="250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.0417in" fo:margin-bottom="0.1945in" fo:margin-left="0.8472in" fo:margin-right="0.9165in" style:writing-mode="lr-tb" style:layout-grid-color="#c0c0c0" style:layout-grid-lines="248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2:38:20</meta:creation-date>
    <dc:date>2024-05-16T22:40:44.526409044</dc:date>
    <meta:editing-duration>PT3M3S</meta:editing-duration>
    <meta:generator>LibreOffice/6.4.7.2$Linux_X86_64 LibreOffice_project/40$Build-2</meta:generator>
    <meta:editing-cycles>1</meta:editing-cycles>
    <meta:document-statistic meta:table-count="0" meta:image-count="0" meta:object-count="0" meta:page-count="1" meta:paragraph-count="16" meta:word-count="278" meta:character-count="1492" meta:non-whitespace-character-count="12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